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heliguy.com/blogs/posts/drones-for-stockpile-measurements" text:style-name="Internet_20_link" text:visited-style-name="Visited_20_Internet_20_Link">https://www.heliguy.com/blogs/posts/drones-for-stockpile-measurements</text:a></text:p>
      <text:p text:style-name="Standard"><text:a xlink:type="simple" xlink:href="https://www.intelrealsense.com/lidar-camera-l515/" text:style-name="Internet_20_link" text:visited-style-name="Visited_20_Internet_20_Link">https://www.intelrealsense.com/lidar-camera-l515/</text:a></text:p>
      <text:p text:style-name="Standard"><text:a xlink:type="simple" xlink:href="https://jose-llorens-ripolles.medium.com/stockpile-volume-with-open3d-fa9d32099b6f" text:style-name="Internet_20_link" text:visited-style-name="Visited_20_Internet_20_Link">https://jose-llorens-ripolles.medium.com/stockpile-volume-with-open3d-fa9d32099b6f</text:a></text:p>
      <text:p text:style-name="Standard">https://www.researchgate.net/publication/340013145_Automatic_Stockpile_Extraction_and_Measurement_Using_3D_Point_Cloud_and_Multi-Scale_Directional_Curvatu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4:36:16.383446420</meta:creation-date>
    <dc:date>2022-06-09T16:14:52.476953818</dc:date>
    <meta:editing-duration>PT1H28M26S</meta:editing-duration>
    <meta:editing-cycles>1</meta:editing-cycles>
    <meta:document-statistic meta:table-count="0" meta:image-count="0" meta:object-count="0" meta:page-count="1" meta:paragraph-count="4" meta:word-count="4" meta:character-count="356" meta:non-whitespace-character-count="356"/>
    <meta:generator>LibreOffice/6.4.7.2$Linux_X86_64 LibreOffice_project/40$Build-2</meta:generator>
  </office:meta>
</office:document-meta>
</file>